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a partie vue a étè developper par :<text:s/></text:p>
      <text:p text:style-name="Normal">Html 5<text:s/></text:p>
      <text:p text:style-name="Normal">Css 3<text:s/></text:p>
      <text:p text:style-name="Normal">Bootsrtap<text:s/></text:p>
      <text:p text:style-name="Normal">La partie de fetching data :<text:s/></text:p>
      <text:p text:style-name="Normal">Jquery + Ajax<text:s/></text:p>
      <text:p text:style-name="Normal">JSON ENCOD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igui Omar</meta:initial-creator>
    <dc:creator>Trigui Omar</dc:creator>
    <meta:creation-date>2019-06-28T12:55:00Z</meta:creation-date>
    <dc:date>2019-06-28T12:57:00Z</dc:date>
    <meta:template xlink:href="Normal.dotm" xlink:type="simple"/>
    <meta:editing-cycles>2</meta:editing-cycles>
    <meta:editing-duration>PT120S</meta:editing-duration>
    <meta:document-statistic meta:page-count="1" meta:paragraph-count="1" meta:word-count="18" meta:character-count="121" meta:row-count="1" meta:non-whitespace-character-count="104"/>
  </office:meta>
</office:document-meta>
</file>